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91cm" fo:min-width="8.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78cm" fo:min-width="4.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954cm" svg:height="12.954cm" svg:x="6.6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7.112cm" svg:x="9.652cm" svg:y="4.572cm">
          <text:p text:style-name="P1">Domain<text:line-break/>Mode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1.137cm" svg:height="0.962cm" svg:x="12.446cm" svg:y="2.848cm">
          <draw:text-box>
            <text:p>UI</text:p>
          </draw:text-box>
        </draw:frame>
        <draw:frame draw:style-name="gr4" draw:text-style-name="P3" draw:layer="layout" svg:width="1.793cm" svg:height="0.962cm" svg:x="7.112cm" svg:y="7.874cm">
          <draw:text-box>
            <text:p>Web</text:p>
          </draw:text-box>
        </draw:frame>
        <draw:frame draw:style-name="gr4" draw:text-style-name="P3" draw:layer="layout" svg:width="1.383cm" svg:height="0.962cm" svg:x="17.272cm" svg:y="8.182cm">
          <draw:text-box>
            <text:p>DB</text:p>
          </draw:text-box>
        </draw:frame>
        <draw:frame draw:style-name="gr4" draw:text-style-name="P3" draw:layer="layout" svg:width="4.274cm" svg:height="0.962cm" svg:x="11.176cm" svg:y="12.5cm">
          <draw:text-box>
            <text:p>Framework X</text:p>
          </draw:text-box>
        </draw:frame>
        <draw:line draw:style-name="gr5" draw:text-style-name="P4" draw:layer="layout" svg:x1="4.064cm" svg:y1="2.794cm" svg:x2="11.684cm" svg:y2="7.366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13:51:17.477136504</meta:creation-date>
    <dc:date>2020-03-22T14:42:20.180065450</dc:date>
    <meta:editing-duration>PT38M36S</meta:editing-duration>
    <meta:editing-cycles>2</meta:editing-cycles>
    <meta:generator>LibreOffice/6.0.7.3$Linux_X86_64 LibreOffice_project/00m0$Build-3</meta:generator>
    <meta:document-statistic meta:object-count="30"/>
  </office:meta>
</office:document-meta>
</file>